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Antragsgrün_20_Header_20_TOP">{{ANTRAGSGRUEN:ITEM}}</text:p><text:p text:style-name="Frame_20_contents">{{ANTRAGSGRUEN:TITLE}}</text:p><text:p text:style-name="Frame_20_contents">{{ANTRAGSGRUEN:INITIATORS}}</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text-properties style:font-name="Arvo Gruen" fo:font-family="'Arvo Gruen'" style:font-style-name="Standard" style:font-pitch="variable"/>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PT Sans" fo:font-family="'PT Sans'" style:font-style-name="Standard" style:font-family-generic="swiss" style:font-pitch="variable" style:font-size-asian="10.5pt"/>
    </style:style>
    <style:style style:name="Antragsgrün_20_H2" style:display-name="Antragsgrün H2" style:family="paragraph" style:parent-style-name="Heading" style:class="text">
      <style:paragraph-properties text:number-lines="false" text:line-number="0"/>
      <style:text-properties style:font-name="Arvo" fo:font-family="Arvo" style:font-style-name="Fett" style:font-pitch="variable" fo:font-weight="normal"/>
    </style:style>
    <style:style style:name="Antragsgrün_20_H3" style:display-name="Antragsgrün H3" style:family="paragraph" style:parent-style-name="Heading" style:class="text">
      <style:paragraph-properties text:number-lines="false" text:line-number="0"/>
      <style:text-properties style:font-name="Arvo1" fo:font-family="Arvo" style:font-style-name="Standard" style:font-pitch="variable" fo:font-size="13pt" fo:font-weight="bold"/>
    </style:style>
    <style:style style:name="Antragsgrün_20_H4" style:display-name="Antragsgrün H4" style:family="paragraph" style:parent-style-name="Heading" style:class="text">
      <style:paragraph-properties text:number-lines="false" text:line-number="0"/>
      <style:text-properties style:font-name="Arvo1" fo:font-family="Arvo" style:font-style-name="Standard" style:font-pitch="variable" fo:font-size="12pt" fo:font-weight="bold"/>
    </style:style>
    <style:style style:name="Antragsgrün_20_H5" style:display-name="Antragsgrün H5" style:family="paragraph" style:parent-style-name="Heading" style:class="text">
      <style:paragraph-properties text:number-lines="false" text:line-number="0"/>
      <style:text-properties style:font-name="Arvo1" fo:font-family="Arvo" style:font-style-name="Standard" style:font-pitch="variable" fo:font-weight="normal"/>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PT Sans" fo:font-family="'PT Sans'" style:font-style-name="Standard" style:font-family-generic="swiss" style:font-pitch="variable"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PT Sans" fo:font-family="'PT Sans'" style:font-style-name="Standard" style:font-family-generic="swiss" style:font-pitch="variable"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name="PT Sans" fo:font-family="'PT Sans'" style:font-style-name="Standard" style:font-family-generic="swiss" style:font-pitch="variable"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style:font-name="Arvo1" fo:font-family="Arvo" style:font-style-name="Standard" style:font-pitch="variable" fo:font-size="12pt" fo:font-weight="normal"/>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18.970468000</dc:date>
    <meta:editing-duration>PT1H37M6S</meta:editing-duration>
    <meta:editing-cycles>28</meta:editing-cycles>
    <meta:generator>LibreOffice/5.0.2.2$MacOSX_X86_64 LibreOffice_project/37b43f919e4de5eeaca9b9755ed688758a8251fe</meta:generator>
    <meta:document-statistic meta:table-count="0" meta:image-count="0" meta:object-count="0" meta:page-count="1" meta:paragraph-count="11" meta:word-count="187" meta:character-count="1349" meta:non-whitespace-character-count="1169"/>
  </office:meta>
</office:document-meta>
</file>